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hgwojjy6g2bx"/>Spacebattles: The Six Ability Scores</text:p>
      <text:p text:style-name="Standard"/>
      <text:p text:style-name="Standard">One of the most important aspects of your character is their ability scores. These scores represent your character's raw potential and influence nearly every statistic on your character sheet. The game categorizes the ability scores as either physical or mental. The three physical ability scores are strength, dexterity and constitution. The three mental ones are intelligence, wisdom and charisma.</text:p>
      <text:p text:style-name="Standard"/>
      <text:p text:style-name="Standard"><text:span text:style-name="T1">Strength</text:span> represents your raw strength and physical prowess. If your character will be in hand to hand combat, strength will be very important, as it governs how hard you can hit. Strength also helps you lift heavy objects, including some guns.</text:p>
      <text:p text:style-name="Standard"/>
      <text:p text:style-name="Standard"><text:span text:style-name="T1">Dexterity </text:span>represents your agility, balances, and reflexes. Dexterity is very important for ranged attacks, since it governs your aim and body control. Dexterity is also very important for stealth.</text:p>
      <text:p text:style-name="Standard"/>
      <text:p text:style-name="Standard"><text:span text:style-name="T1">Constitution </text:span>represents your <text:s/>health and endurance. Constitution governs how many hit points you get and are therefore important for every character, especially for those on the front lines.</text:p>
      <text:p text:style-name="Standard"/>
      <text:p text:style-name="Standard"><text:span text:style-name="T1">Intelligence</text:span> represents your ability to learn and reason. A high intelligence lets you analyze situations and understand patterns. It also grants you additional skills and languages.</text:p>
      <text:p text:style-name="Standard"/>
      <text:p text:style-name="Standard"><text:span text:style-name="T1">Wisdom </text:span>represents your common sense, awareness and intuition. It also represents your willpower and governs how many willpower points you have.</text:p>
      <text:p text:style-name="Standard"/>
      <text:p text:style-name="Standard"><text:span text:style-name="T1">Charisma</text:span> represents your ability to interact with others and measures your strength of personality. A high charisma score lets you influence the thoughts and moods of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236" meta:character-count="1563" meta:non-whitespace-character-count="1334"/>
    <meta:generator>LibreOfficeDev/6.0.5.2$Linux_X86_64 LibreOffice_project/</meta:generator>
  </office:meta>
</office:document-meta>
</file>